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ource Han Sans CN" svg:font-family="'Source Han Sans C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writing-mode="lr-tb"/>
    </style:style>
    <style:style style:name="P2" style:family="paragraph" style:parent-style-name="Standard">
      <style:paragraph-properties fo:text-align="center" style:justify-single-word="false" style:writing-mode="lr-tb"/>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justify" style:justify-single-word="false" style:writing-mode="lr-tb"/>
      <style:text-properties style:font-name="Times New Roman"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writing-mode="lr-tb"/>
    </style:style>
    <style:style style:name="P5" style:family="paragraph" style:parent-style-name="Standard" style:list-style-name="WWNum2">
      <style:paragraph-properties fo:text-align="justify" style:justify-single-word="false" style:writing-mode="lr-tb"/>
    </style:style>
    <style:style style:name="P6" style:family="paragraph" style:parent-style-name="Standard" style:list-style-name="WWNum3">
      <style:paragraph-properties fo:text-align="justify" style:justify-single-word="false" style:writing-mode="lr-tb"/>
    </style:style>
    <style:style style:name="P7" style:family="paragraph" style:parent-style-name="Standard" style:list-style-name="WWNum4">
      <style:paragraph-properties fo:text-align="justify" style:justify-single-word="false" style:writing-mode="lr-tb"/>
    </style:style>
    <style:style style:name="P8" style:family="paragraph" style:parent-style-name="Standard">
      <style:paragraph-properties fo:text-align="justify" style:justify-single-word="false" style:writing-mode="lr-tb"/>
      <style:text-properties fo:font-weight="normal" style:font-weight-asian="normal" style:font-weight-complex="normal"/>
    </style:style>
    <style:style style:name="P9" style:family="paragraph" style:parent-style-name="Standard">
      <style:paragraph-properties fo:text-align="justify" style:justify-single-word="false" style:writing-mode="lr-tb"/>
      <style:text-properties fo:font-size="12pt" fo:font-weight="normal" style:font-size-asian="12pt" style:font-weight-asian="normal" style:font-weight-complex="normal"/>
    </style:style>
    <style:style style:name="T1" style:family="text">
      <style:text-properties style:font-name="Times New Roman" fo:font-size="14pt" fo:font-weight="bold" style:font-size-asian="14pt" style:font-weight-asian="bold" style:font-size-complex="14pt" style:font-weight-complex="bold"/>
    </style:style>
    <style:style style:name="T2" style:family="text">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style:font-name="Times New Roman" fo:font-size="14pt" style:text-underline-style="none" fo:font-weight="bold" style:font-size-asian="14pt" style:font-weight-asian="bold" style:font-size-complex="12pt" style:font-weight-complex="bold"/>
    </style:style>
    <style:style style:name="T4" style:family="text">
      <style:text-properties style:font-name="Times New Roman" fo:font-size="14pt" style:text-underline-style="none" fo:font-weight="bold" style:font-size-asian="14pt" style:font-weight-asian="bold" style:font-size-complex="14pt" style:font-weight-complex="bold"/>
    </style:style>
    <style:style style:name="T5" style:family="text">
      <style:text-properties style:font-name="Times New Roman" fo:font-size="12pt" style:text-underline-style="none" fo:font-weight="bold" style:font-size-asian="12pt" style:font-weight-asian="bold" style:font-size-complex="12pt" style:font-weight-complex="bold"/>
    </style:style>
    <style:style style:name="T6" style:family="text">
      <style:text-properties style:font-name="Times New Roman" fo:font-size="12pt" style:text-underline-style="none" fo:font-weight="normal" style:font-size-asian="12pt" style:font-weight-asian="normal" style:font-size-complex="12pt" style:font-weight-complex="normal"/>
    </style:style>
    <style:style style:name="T7" style:family="text">
      <style:text-properties style:text-position="super 58%" style:font-name="Times New Roman" fo:font-size="12pt" style:text-underline-style="none"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WEBLEM: 1</text:span></text:p>
      <text:p text:style-name="P1"><text:span text:style-name="T2">National Centre for Biotechnology Information (NCBI)</text:span></text:p>
      <text:p text:style-name="P1"><text:span text:style-name="T5">(URL: </text:span><text:a xlink:type="simple" xlink:href="https://www.ncbi.nlm.nih.gov/" text:style-name="Internet_20_link" text:visited-style-name="Visited_20_Internet_20_Link"><text:span text:style-name="Internet_20_link"><text:span text:style-name="T5">https://www.ncbi.nlm.nih.gov/</text:span></text:span></text:a><text:span text:style-name="T5">)</text:span></text:p>
      <text:p text:style-name="P2"/>
      <text:p text:style-name="P4"><text:span text:style-name="T3">Introduction:</text:span></text:p>
      <text:p text:style-name="P4"><text:span text:style-name="T5"><text:tab/></text:span><text:span text:style-name="T6">The National Center for Biotechnology Information (NCBI) was created in 1988 as a division of the National Library of Medicine (NLM) at the National Institutes of Health, to develop information systems in the field of molecular biology and bioinformatics.</text:span><text:span text:style-name="T5"> </text:span><text:span text:style-name="T6">The data accessible from NCBI’s home page (https://www.ncbi.nlm.nih.gov/) provides a range of information from short sequences representing parts of genes, such as sequence tags (ESTs), to complete genomic sequences, such as the 21 complete microbial genomes in GenBank today. In addition to maintaining the GenBank, NCBI also provides data analysis and retrieval and resources that operate on GenBank data and also on a variety of other biological data made available through NCBI.</text:span></text:p>
      <text:p text:style-name="P8"/>
      <text:p text:style-name="P4"><text:span text:style-name="T4">Databases and tools associated with NCBI:</text:span></text:p>
      <text:list xml:id="list1147092681" text:style-name="WWNum2">
        <text:list-item>
          <text:p text:style-name="P5"><text:span text:style-name="T3">Entrez:</text:span></text:p>
        </text:list-item>
      </text:list>
      <text:list xml:id="list3653421917" text:style-name="WWNum3">
        <text:list-item>
          <text:list>
            <text:list-item>
              <text:p text:style-name="P6"><text:span text:style-name="T6">It is an Integrated database retrieval system for access to publicly available GenBank and other sequence data mapping and complete genome data, 3D structures and the biomedical literature throught PubMed.</text:span></text:p>
            </text:list-item>
            <text:list-item>
              <text:p text:style-name="P6"><text:span text:style-name="T6">Entrez provides text searching of sequence or bibiliographic records by simple Boolean queries. Plus extensive links to related information.</text:span></text:p>
            </text:list-item>
          </text:list>
        </text:list-item>
      </text:list>
      <text:list xml:id="list183226904300146" text:continue-list="list1147092681" text:style-name="WWNum2">
        <text:list-item>
          <text:p text:style-name="P5"><text:span text:style-name="T3">The Taxonomy Browser:</text:span></text:p>
        </text:list-item>
      </text:list>
      <text:list xml:id="list183226090861497" text:continue-list="list3653421917" text:style-name="WWNum3">
        <text:list-item>
          <text:list>
            <text:list-item>
              <text:p text:style-name="P6"><text:span text:style-name="T6">It is a search tool for the NCBI taxonomy database, which indexes over 55,000 organisms represented in the sequence databases by at least one nucleotide or protein sequence.</text:span></text:p>
            </text:list-item>
            <text:list-item>
              <text:p text:style-name="P6"><text:span text:style-name="T6">From the data displayed for a particular organism, one can retrieve and download the sequence data for that organism or protein 3D structure data if available.</text:span></text:p>
            </text:list-item>
          </text:list>
        </text:list-item>
      </text:list>
      <text:list xml:id="list183226357540149" text:continue-list="list183226904300146" text:style-name="WWNum2">
        <text:list-item>
          <text:p text:style-name="P5"><text:span text:style-name="T3">UniGene:</text:span></text:p>
        </text:list-item>
      </text:list>
      <text:list xml:id="list183225930016117" text:continue-list="list183226090861497" text:style-name="WWNum3">
        <text:list-item>
          <text:list>
            <text:list-item>
              <text:p text:style-name="P6"><text:span text:style-name="T6">The UniGene system automatically partitions GenBank sequences, including EST’s into a non-redundant set of gene-oriented clusters.</text:span></text:p>
            </text:list-item>
            <text:list-item>
              <text:p text:style-name="P6"><text:span text:style-name="T6">This currently includes the totl genome sequencing for human, mouse and rat in its database.</text:span></text:p>
            </text:list-item>
          </text:list>
        </text:list-item>
      </text:list>
      <text:list xml:id="list183225335051011" text:continue-list="list183226357540149" text:style-name="WWNum2">
        <text:list-item>
          <text:p text:style-name="P5"><text:span text:style-name="T3">ORF Finder</text:span></text:p>
        </text:list-item>
      </text:list>
      <text:list xml:id="list183225376652997" text:continue-list="list183225930016117" text:style-name="WWNum3">
        <text:list-item>
          <text:list>
            <text:list-item>
              <text:p text:style-name="P6"><text:span text:style-name="T6">This is a tool used for performing a six-frame translation of a nucleotide query and returns a graphic that indicates the location of each ORF found.</text:span></text:p>
            </text:list-item>
            <text:list-item>
              <text:p text:style-name="P6"><text:span text:style-name="T6">The restrictions on the size of the ORFs returned can be set by the user and the predicted protein sequences can be submitted directly for BLAST similarity searching.</text:span></text:p>
            </text:list-item>
          </text:list>
        </text:list-item>
      </text:list>
      <text:list xml:id="list183227047910299" text:continue-list="list183225335051011" text:style-name="WWNum2">
        <text:list-item>
          <text:p text:style-name="P5"><text:span text:style-name="T3">Human Genome Resources:</text:span></text:p>
        </text:list-item>
      </text:list>
      <text:list xml:id="list183226157011310" text:continue-list="list183225376652997" text:style-name="WWNum3">
        <text:list-item>
          <text:list>
            <text:list-item>
              <text:p text:style-name="P6"><text:span text:style-name="T6">It provides a centralized access to a full range of human genome resources available from NCBI and elsewhere.</text:span></text:p>
            </text:list-item>
            <text:list-item>
              <text:p text:style-name="P6"><text:span text:style-name="T6">It also includes the Genese and Disease site, which has general synopses of over 60 diseases of genetic origin.</text:span></text:p>
            </text:list-item>
          </text:list>
        </text:list-item>
      </text:list>
      <text:list xml:id="list183226610716828" text:continue-list="list183227047910299" text:style-name="WWNum2">
        <text:list-item>
          <text:p text:style-name="P5"><text:span text:style-name="T3">GeneMap ‘99:</text:span></text:p>
        </text:list-item>
      </text:list>
      <text:list xml:id="list183225177431153" text:continue-list="list183226157011310" text:style-name="WWNum3">
        <text:list-item>
          <text:list>
            <text:list-item>
              <text:p text:style-name="P6"><text:span text:style-name="T6">An international effort was made in 1994 to construct a human gene mp by determining the locations of ESTs relative to a framework of well-characterized genetic markers.</text:span></text:p>
            </text:list-item>
            <text:list-item>
              <text:p text:style-name="P6"><text:span text:style-name="T6">The latest version of this map is called GeneMap ‘99 and features 30,261 uniqure gene loci representing approximately half of the 60k-80k genes that are thought to tbe a part of the human genome.</text:span></text:p>
            </text:list-item>
          </text:list>
        </text:list-item>
      </text:list>
      <text:p text:style-name="P3"/>
      <text:p text:style-name="P3"/>
      <text:list xml:id="list183225139310287" text:continue-list="list183226610716828" text:style-name="WWNum2">
        <text:list-item>
          <text:p text:style-name="P5"><text:soft-page-break/><text:span text:style-name="T3">Entrez Genomes:</text:span></text:p>
        </text:list-item>
      </text:list>
      <text:list xml:id="list183225132070894" text:continue-list="list183225177431153" text:style-name="WWNum3">
        <text:list-item>
          <text:list>
            <text:list-item>
              <text:p text:style-name="P6"><text:span text:style-name="T6">Entres Genomes Database provides access to genomic data contributed by the scientific community for over 600 species whose sequencing and maaping is either complete or in progress.</text:span></text:p>
            </text:list-item>
            <text:list-item>
              <text:p text:style-name="P6"><text:span text:style-name="T6">In this each and every genome is represented as a clickable graphic for quick navigation to more detailed representations of smaller regions.</text:span></text:p>
            </text:list-item>
          </text:list>
        </text:list-item>
      </text:list>
      <text:list xml:id="list183226222895245" text:continue-list="list183225139310287" text:style-name="WWNum2">
        <text:list-item>
          <text:p text:style-name="P5"><text:span text:style-name="T3">Retroviral Genotyping Tools:</text:span></text:p>
        </text:list-item>
      </text:list>
      <text:list xml:id="list183225435988474" text:continue-list="list183225132070894" text:style-name="WWNum3">
        <text:list-item>
          <text:list>
            <text:list-item>
              <text:p text:style-name="P6"><text:span text:style-name="T6">Genotyping of retrovirus sequences has a number of <text:s/>impications for attempts at characterization of viral genetic diversity, tracking of the epidemic and in case of HIV-1 the impact that it has on vaccine development.</text:span></text:p>
            </text:list-item>
            <text:list-item>
              <text:p text:style-name="P6"><text:span text:style-name="T6">The tools helps detect reombinant genomes by performing local blastn comparisons over a sliding window of size and step values set by the user.</text:span></text:p>
            </text:list-item>
          </text:list>
        </text:list-item>
      </text:list>
      <text:list xml:id="list183226702716212" text:continue-list="list183226222895245" text:style-name="WWNum2">
        <text:list-item>
          <text:p text:style-name="P5"><text:span text:style-name="T3">Cancer Genome Anatomy Project (CGAP):</text:span></text:p>
        </text:list-item>
      </text:list>
      <text:list xml:id="list183225784629593" text:continue-list="list183225435988474" text:style-name="WWNum3">
        <text:list-item>
          <text:list>
            <text:list-item>
              <text:p text:style-name="P6"><text:span text:style-name="T6">The CGAP service provides access to genetic data on normal precancerous and malignant cells generated by the CGAP initiative.</text:span></text:p>
            </text:list-item>
            <text:list-item>
              <text:p text:style-name="P6"><text:span text:style-name="T6">The cDNA library information from CGAP can be retrieved by text words, or by using an interactive library by select a summary table that organizes data by gene, clone, tissue, type, method of sample preparation, stage of tumor development, etc</text:span></text:p>
            </text:list-item>
          </text:list>
        </text:list-item>
      </text:list>
      <text:list xml:id="list183225683139340" text:continue-list="list183226702716212" text:style-name="WWNum2">
        <text:list-item>
          <text:p text:style-name="P5"><text:span text:style-name="T3">Molecular Modeling Database (MMDB):</text:span></text:p>
        </text:list-item>
      </text:list>
      <text:list xml:id="list183227083460002" text:continue-list="list183225784629593" text:style-name="WWNum3">
        <text:list-item>
          <text:list>
            <text:list-item>
              <text:p text:style-name="P6"><text:span text:style-name="T6">The MMDB is a structural database derived from the protein Data Bank and accessible via the Entrez system.</text:span></text:p>
            </text:list-item>
          </text:list>
        </text:list-item>
      </text:list>
      <text:p text:style-name="P3"/>
      <text:p text:style-name="P4"><text:span text:style-name="T3">Conclusion:</text:span></text:p>
      <text:p text:style-name="P4"><text:span text:style-name="T3"><text:tab/></text:span><text:span text:style-name="T6">In conclusion, NCBI is a great database with an amazing set of tools required by scientists and students alike to either organize or to collect data/information on a particular topic. The suite of tools that NCBI offers under one umbrella is expansive and ever mutating, recieving new features to handle new complicatons and edge cases in data management.</text:span></text:p>
      <text:p text:style-name="P9"/>
      <text:p text:style-name="P4"><text:span text:style-name="T3">References:</text:span></text:p>
      <text:list xml:id="list1472451900" text:style-name="WWNum4">
        <text:list-item>
          <text:p text:style-name="P7"><text:span text:style-name="T6">Nucleic Acids Research, 2000, Vol. 28, No 1, Benson,D.A., Karsch-Mizrachi,I., Lipman,D.J., Ostell,J., Rapp,B.A. and Wheeler,D.L.</text:span></text:p>
        </text:list-item>
        <text:list-item>
          <text:p text:style-name="P7"><text:span text:style-name="T6">Science, 1998, Vol 282, Deloukas,P., Schuler,G.D., Gyapay,G., Beasley,E.M., Soderlund,C., Rodriguez-Tome,P., Hui,L., Matise,T.C., McKusick,K.B., Beckmann,S.</text:span></text:p>
        </text:list-item>
        <text:list-item>
          <text:p text:style-name="P7"><text:span text:style-name="T6">Nature Genet, 1998, Vol 20, Ermolaeva,O., Rastogi,M., Pruitt,K.D., Schuler,G.D., Bittner,M.L., Chen,Y., Simon,R., Meltzer,P., Trent,J.M. and Boguski,M.S.</text:span></text:p>
        </text:list-item>
        <text:list-item>
          <text:p text:style-name="P7"><text:span text:style-name="T6">Human genes and Genetic Disorders, 12</text:span><text:span text:style-name="T7">th</text:span><text:span text:style-name="T6"> Edition, John Hopkins University Press, Baltimore.</text:span></text:p>
        </text:list-item>
        <text:list-item>
          <text:p text:style-name="P7"><text:span text:style-name="T6">Molecular biology, 1990, Vol 125, Ermolaeva,O., Rastogi,M., Pruitt,K.D., Schuler,G.D., Bittner,M.L., Chen,Y., Simon,R., Meltzer,P., Trent,J.M. and Boguski,M.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ource Han Sans CN" svg:font-family="'Source Han Sans C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AR PL New Sung"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AR PL New Sung" style:font-size-asian="12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IN" style:letter-kerning="true" style:font-name-asian="AR PL New Sung" style:font-family-asian="'AR PL New Sung'"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5cm" fo:margin-bottom="1.275cm" fo:margin-left="1.275cm" fo:margin-right="1.275cm" fo:border="1.5pt solid #000000" fo:padding="0.494cm" style:writing-mode="lr-tb" style:layout-grid-color="#c0c0c0" style:layout-grid-lines="2429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453cm" fo:margin-bottom="1.453cm" fo:margin-left="1.453cm" fo:margin-right="1.453cm" fo:border="1.5pt solid #000000" fo:padding="0.494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9T14:56:49</meta:creation-date>
    <dc:language>en-IN</dc:language>
    <dc:date>2021-09-19T18:11:46</dc:date>
    <meta:editing-cycles>10</meta:editing-cycles>
    <meta:editing-duration>PT39M</meta:editing-duration>
    <meta:generator>LibreOffice/7.2.1.2$Linux_X86_64 LibreOffice_project/20$Build-2</meta:generator>
    <meta:document-statistic meta:table-count="0" meta:image-count="0" meta:object-count="0" meta:page-count="2" meta:paragraph-count="43" meta:word-count="791" meta:character-count="5153" meta:non-whitespace-character-count="4436"/>
    <meta:user-defined meta:name="AppVersion">15.0000</meta:user-defined>
  </office:meta>
</office:document-meta>
</file>